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Codec.decodeArray( String tex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Codec.decodeObject( String tex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Codec.decodeObject( byte [ ] inpu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Codec.constructGenerato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Codec.decod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Codec.decodeObjec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Codec.encode( OutputStream out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